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4" style:family="text">
      <style:text-properties style:text-position="super 58%" style:font-name="Times New Roman" fo:font-size="14pt" fo:language="en" fo:country="US" style:font-size-asian="14pt" style:font-name-complex="Times New Roman1" style:font-size-complex="14pt"/>
    </style:style>
    <style:style style:name="T5" style:family="text">
      <style:text-properties style:text-position="super 58%" style:font-name="Times New Roman" fo:font-size="14pt" style:font-size-asian="14pt" style:font-name-complex="Times New Roman1" style:font-size-complex="14pt"/>
    </style:style>
    <style:style style:name="T6" style:family="text">
      <style:text-properties style:text-position="sub 58%" style:font-name="Times New Roman" fo:font-size="14pt" style:font-size-asian="14pt" style:font-name-complex="Times New Roman1" style:font-size-complex="14pt"/>
    </style:style>
    <style:style style:name="T7" style:family="text">
      <style:text-properties style:text-position="sub 58%" style:font-name="Times New Roman" fo:font-size="14pt" fo:language="en" fo:country="US" style:font-size-asian="14pt" style:font-name-complex="Times New Roman1" style:font-size-complex="14pt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Математическая индукция.</text:span></text:p>
      <text:p text:style-name="Standard"><text:span text:style-name="T2">Задача 1. Докажите, что если из квадратного листка клетчатой бумаги со стороной 2</text:span><text:span text:style-name="T4">n</text:span><text:span text:style-name="T2"> вырезать одну угловую клетку, то оставшуюся часть можно будет разрезать на уголки, состоящие из трех клеточек.</text:span></text:p>
      <text:p text:style-name="Standard"><text:bookmark text:name="_GoBack"/><text:span text:style-name="T2">Задача 2. Несколько прямых делят плоскость на части. Докажите, что можно раскрасить эти части в белый и черный цвет так, чтобы соседние части (имеющие общий отрезок границы) были разного цвета. </text:span></text:p>
      <text:p text:style-name="Standard"><text:span text:style-name="T2">Задача 3. Докажите, что любое натуральное число можно представить в виде суммы степеней двойки.</text:span></text:p>
      <text:p text:style-name="Standard"><text:span text:style-name="T2">Задача 4. Докажите, что 1+2+3+…+</text:span><text:span text:style-name="T3">n</text:span><text:span text:style-name="T2">=</text:span><text:span text:style-name="T3">n</text:span><text:span text:style-name="T2">(</text:span><text:span text:style-name="T3">n</text:span><text:span text:style-name="T2">+1)/2.</text:span></text:p>
      <text:p text:style-name="Standard"><text:span text:style-name="T2">Задача 5. Докажите, что если из квадратного листка клетчатой бумаги со стороной 2</text:span><text:span text:style-name="T4">n</text:span><text:span text:style-name="T2"> вырезать одну клетку, то оставшуюся часть можно будет разрезать на уголки, состоящие из трех клеточек.</text:span></text:p>
      <text:p text:style-name="Standard"><text:span text:style-name="T2">Задача 6. На книжной полке в произвольном порядке расставлено 60 томов энциклопедии. Разрешается менять местами два соседних тома. Докажите, что при помощи таких перестановок можно расставить все тома по порядку. </text:span></text:p>
      <text:p text:style-name="Standard"><text:span text:style-name="T2">Задача 7. Докажите, что сумма первых </text:span><text:span text:style-name="T3">n</text:span><text:span text:style-name="T2"> нечетных чисел равна </text:span><text:span text:style-name="T3">n</text:span><text:span text:style-name="T5">2 </text:span><text:span text:style-name="T2">(1+3+5+…+(2</text:span><text:span text:style-name="T3">n</text:span><text:span text:style-name="T2">-1)=</text:span><text:span text:style-name="T3">n</text:span><text:span text:style-name="T5">2 </text:span><text:span text:style-name="T2">).</text:span></text:p>
      <text:p text:style-name="Standard"><text:span text:style-name="T2">Задача 8. На кольцевой автодороге стоит несколько одинаковых автомобилей с различным объемом бензина в баках. Известно, что если бензин из всех автомобилей слить слить в один из них, то он сможет объехать всю дорогу. Докажите, что хотя бы один из автомобилей может объехать всю дорогу, забирая по пути бензин у остальных автомобилей.</text:span></text:p>
      <text:p text:style-name="Standard"><text:span text:style-name="T2">Задача 9. <text:s/>Придя на встречу, некоторые из ее участников пожали друг другу руки. Докажите, что число людей, сделавших нечетное число рукопожатий четно.</text:span></text:p>
      <text:p text:style-name="Standard"><text:span text:style-name="T2">Задача 10. Ханойские Башни.</text:span></text:p>
      <text:p text:style-name="Standard"><text:span text:style-name="T2">А) Головоломка состоит из трех колышков, на одном из которых находится пирамидка из нескольких дисков (уменьшающихся снизу вверх). Диски можно перекладывать с одного колышка на другой по одному, при этом диск нельзя класть на диск класть на диск меньшего диаметра. <text:s/>Докажите, что пирамидку можно переложить с одного колышка на другой соблюдая правила.</text:span></text:p>
      <text:p text:style-name="Standard"><text:soft-page-break/><text:span text:style-name="T2">Б) Можно сделать это за 2</text:span><text:span text:style-name="T4">n</text:span><text:span text:style-name="T2">-1 перекладываний.</text:span></text:p>
      <text:p text:style-name="Standard"><text:span text:style-name="T2">В) Меньшим числом перекладыванием не обойтись. </text:span></text:p>
      <text:p text:style-name="Standard"><text:span text:style-name="T2">Задача 11. Докажите, что 1+1/2+1/4+1/8+…+1/2</text:span><text:span text:style-name="T4">n</text:span><text:span text:style-name="T2">=2-1/2</text:span><text:span text:style-name="T4">n</text:span><text:span text:style-name="T2">.</text:span></text:p>
      <text:p text:style-name="Standard"><text:span text:style-name="T2">Задача 12. Докажите, что 1+1/4+1/9+1/16+…+1/</text:span><text:span text:style-name="T3">n</text:span><text:span text:style-name="T5">2</text:span><text:span text:style-name="T2">≤2-1/</text:span><text:span text:style-name="T3">n</text:span><text:span text:style-name="T2">.</text:span></text:p>
      <text:p text:style-name="Standard"><text:span text:style-name="T2">Задача 13. Докажите, что при </text:span><text:span text:style-name="T3">n</text:span><text:span text:style-name="T2">≥1 выполняется неравенство 2</text:span><text:span text:style-name="T4">n</text:span><text:span text:style-name="T2">≥</text:span><text:span text:style-name="T3">n</text:span><text:span text:style-name="T2">.</text:span></text:p>
      <text:p text:style-name="Standard"><text:span text:style-name="T2">Задача 14. В компании из </text:span><text:span text:style-name="T3">k</text:span><text:span text:style-name="T2"> человек (</text:span><text:span text:style-name="T3">k</text:span><text:span text:style-name="T2">≥4) у каждого появилась новость, известная лишь ему одному. За один телефонный разговор двое сообщают друг другу все известные им новости. Докажите, что за 2</text:span><text:span text:style-name="T3">k</text:span><text:span text:style-name="T2">-4 разговора все они могут узнать все новости.</text:span></text:p>
      <text:p text:style-name="Standard"><text:span text:style-name="T2">Задача 15. Известно, что ɑ</text:span><text:span text:style-name="T6">1</text:span><text:span text:style-name="T2">=1 и ɑ</text:span><text:span text:style-name="T7">n</text:span><text:span text:style-name="T6">+1</text:span><text:span text:style-name="T2">=2ɑ</text:span><text:span text:style-name="T7">n</text:span><text:span text:style-name="T2">+1 при </text:span><text:span text:style-name="T3">n</text:span><text:span text:style-name="T2">≥1. Найти ɑ</text:span><text:span text:style-name="T7">n</text:span><text:span text:style-name="T2">.</text:span></text:p>
      <text:p text:style-name="Standard"><text:span text:style-name="T2">Задача 16. Докажите, что модуль суммы любого числа слагаемых не больше суммы модулей слагаемых.</text:span></text:p>
      <text:p text:style-name="Standard"><text:span text:style-name="T2">Задача 17. Верна ли теорема: «Если треугольник разбит отрезками на треугольники, то хотя бы один из треугольников разбиения не остроугольный»? Вот ее доказательство (нет ли в нем ошибки?): «1. Если треугольник разбит отрезком на два треугольника, то один из них не остроугольный (ясно). 2. Пусть имеется треугольник, как-то разбитый на </text:span><text:span text:style-name="T3">n</text:span><text:span text:style-name="T2"> треугольников. Проведем еще один отрезок, разбив один из маленьких треугольников на два треугольника. Получим разбиение на </text:span><text:span text:style-name="T3">n</text:span><text:span text:style-name="T2">+1 триугольник, причем один из двух новых треугольников будет не остроугольный. По индукции теорема доказана.»</text:span></text:p>
      <text:p text:style-name="Standard"><text:span text:style-name="T2">Задача 18. Докажите неравенство: (1+ɑ)</text:span><text:span text:style-name="T4">n</text:span><text:span text:style-name="T2">≥1+</text:span><text:span text:style-name="T3">n</text:span><text:span text:style-name="T2">ɑ при ɑ≥-1 (Это неравенство Бернулли).</text:span></text:p>
      <text:p text:style-name="Standard"><text:span text:style-name="T2">Задача 19. Докажите, что 2</text:span><text:span text:style-name="T5">5</text:span><text:span text:style-name="T4">n</text:span><text:span text:style-name="T5">-2</text:span><text:span text:style-name="T2">+5</text:span><text:span text:style-name="T4">n</text:span><text:span text:style-name="T5">-1</text:span><text:span text:style-name="T2">*3</text:span><text:span text:style-name="T4">n</text:span><text:span text:style-name="T5">+1 </text:span><text:span text:style-name="T2">делится на 17 при любом натуральном </text:span><text:span text:style-name="T3">n</text:span><text:span text:style-name="T2">.</text:span></text:p>
      <text:p text:style-name="Standard"><text:span text:style-name="T2">Задача 20. Докажите, что любое натуральное число представить как сумму нескольких рахных степеней двойки (возможно, включая и нулевую).</text:span></text:p>
      <text:p text:style-name="Standard"><text:span text:style-name="T2">Задача 21. Число </text:span><text:span text:style-name="T3">x</text:span><text:span text:style-name="T2">+1/</text:span><text:span text:style-name="T3">x</text:span><text:span text:style-name="T2"> – целое. Докажите, что </text:span><text:span text:style-name="T3">x</text:span><text:span text:style-name="T4">n</text:span><text:span text:style-name="T2">+1/</text:span><text:span text:style-name="T3">x</text:span><text:span text:style-name="T4">n</text:span><text:span text:style-name="T5"> </text:span><text:span text:style-name="T2">- тоже целое число при любом натуральном </text:span><text:span text:style-name="T3">n</text:span><text:span text:style-name="T2">.</text:span></text:p>
      <text:p text:style-name="Standard"><text:span text:style-name="T2">Задача 22. </text:span><text:span text:style-name="T3">k</text:span><text:span text:style-name="T2"> воров хотят поделить добычу. Каждый уверен, что он поделил бы <text:s/>добычу <text:s/>на равные части, но остальные не верят ему. Как действовать ворам, </text:span><text:soft-page-break/><text:span text:style-name="T2">чтобы после раздела каждый был уверен, что у него не менее 1/</text:span><text:span text:style-name="T3">k</text:span><text:span text:style-name="T2"> добычи? Разберите случаи: а) </text:span><text:span text:style-name="T3">k=2</text:span><text:span text:style-name="T2">; б)</text:span><text:span text:style-name="T3"> k=3</text:span><text:span text:style-name="T2">; в) </text:span><text:span text:style-name="T3">k- </text:span><text:span text:style-name="T2">любое.</text:span></text:p>
      <text:p text:style-name="Standard"><text:span text:style-name="T2">Задача 23. Докажите, что число 111…111 (3</text:span><text:span text:style-name="T4">n</text:span><text:span text:style-name="T2"> единиц) делится на 3</text:span><text:span text:style-name="T4">n</text:span><text:span text:style-name="T5"> </text:span><text:span text:style-name="T2">при любом </text:span><text:span text:style-name="T3">n</text:span><text:span text:style-name="T2">.</text:span></text:p>
      <text:p text:style-name="Standard"><text:span text:style-name="T2">Задача 24. Покажите, что любую сумму, начиная с 8 копеек, можно уплатить монетами в 3 и 5 копеек. <text:s/></text:span></text:p>
      <text:p text:style-name="Standard"><text:span text:style-name="T2">Задача 25. Докажите, что </text:span><text:span text:style-name="T2"><draw:frame draw:style-name="fr1" text:anchor-type="as-char" svg:width="1.1807in" svg:height="0.2516in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2"> &lt; 3, а так же аналогичное утверждение для любого числа корне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ejaVu Sans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</meta:initial-creator>
    <dc:creator>julia</dc:creator>
    <meta:editing-cycles>8</meta:editing-cycles>
    <meta:creation-date>2014-07-01T12:45:00</meta:creation-date>
    <dc:date>2014-07-01T17:21:00</dc:date>
    <meta:editing-duration>PT4M36S</meta:editing-duration>
    <meta:generator>LibreOffice/4.2.5.2$Linux_X86_64 LibreOffice_project/420m0$Build-2</meta:generator>
    <meta:document-statistic meta:table-count="0" meta:image-count="0" meta:object-count="1" meta:page-count="3" meta:paragraph-count="29" meta:word-count="609" meta:character-count="4044" meta:non-whitespace-character-count="345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2/content.xml><?xml version="1.0" encoding="utf-8"?>
<math xmlns="http://www.w3.org/1998/Math/MathML" display="block">
  <semantics>
    <msqrt>
      <mrow>
        <mn>6</mn>
        <mo stretchy="false">+</mo>
        <msqrt>
          <mrow>
            <mn>6</mn>
            <mo stretchy="false">+</mo>
            <msqrt>
              <mrow>
                <mn>6</mn>
                <mo stretchy="false">+</mo>
                <msqrt>
                  <mn>6</mn>
                </msqrt>
              </mrow>
            </msqrt>
          </mrow>
        </msqrt>
      </mrow>
    </msqrt>
    <annotation encoding="StarMath 5.0">sqrt {6+ sqrt {6+ sqrt {6+ sqrt {6}}}}</annotation>
  </semantics>
</math>
</file>